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dee6e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6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1">
      <style:table-cell-properties fo:border-bottom="0.99pt double #000000" style:border-line-width-bottom="0.018cm 0.009cm 0.009cm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99pt double #000000" style:border-line-width-bottom="0.018cm 0.009cm 0.009cm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E555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For the NE555 to generate a square wave of 7 kHz it is necessary to choose the right components. 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Enter the values of your components below to see if you can adjust your circuit with the trimmer to 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roduce a 7 kHz signal. Some games will not be able to detect the DSS clone if your signal frequency <text:s/>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deviates from 7 kHz by a small amount.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2"/>
          <table:table-cell table:style-name="ce3" table:number-columns-repeated="2"/>
          <table:table-cell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5" office:value-type="string" calcext:value-type="string">
            <text:p>Ohm</text:p>
          </table:table-cell>
          <table:table-cell office:value-type="string" calcext:value-type="string">
            <text:p>← enter your exact value for R9</text:p>
          </table:table-cell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table:style-name="ce11" office:value-type="float" office:value="4700" calcext:value-type="float">
            <text:p>4700</text:p>
          </table:table-cell>
          <table:table-cell table:style-name="ce5" office:value-type="string" calcext:value-type="string">
            <text:p>Ohm</text:p>
          </table:table-cell>
          <table:table-cell office:value-type="string" calcext:value-type="string">
            <text:p>← enter your exact value for R8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style-name="ce14" office:value-type="float" office:value="10" calcext:value-type="float">
            <text:p>10</text:p>
          </table:table-cell>
          <table:table-cell table:style-name="ce5" office:value-type="string" calcext:value-type="string">
            <text:p>nF</text:p>
          </table:table-cell>
          <table:table-cell office:value-type="string" calcext:value-type="string">
            <text:p>← enter your exact value for C5</text:p>
          </table:table-cell>
        </table:table-row>
        <table:table-row table:style-name="ro1">
          <table:table-cell/>
          <table:table-cell office:value-type="string" calcext:value-type="string">
            <text:p>R8+Trimmer(R10)</text:p>
          </table:table-cell>
          <table:table-cell table:style-name="ce4" table:formula="of:=((1.44/([.C$12]*1000))-[.C$7]*[.C$9]/1000000000)/(2*[.C$9]/1000000000)" office:value-type="float" office:value="5285.71428571429" calcext:value-type="float">
            <text:p>5286</text:p>
          </table:table-cell>
          <table:table-cell table:style-name="ce5"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rimmer</text:p>
          </table:table-cell>
          <table:table-cell table:style-name="ce12" table:formula="of:=[.C10]-[.C8]" office:value-type="float" office:value="585.714285714285" calcext:value-type="float">
            <text:p>585.714</text:p>
          </table:table-cell>
          <table:table-cell table:style-name="ce8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7" office:value-type="string" calcext:value-type="string">
            <text:p>k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-00-00</text:date>, <text:time style:data-style-name="N2" text:time-value="15:24:45.5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rsten Krause</meta:initial-creator>
    <meta:creation-date>2020-06-13T21:13:41.241000000</meta:creation-date>
    <dc:date>2022-12-01T16:02:15.082000000</dc:date>
    <meta:editing-duration>P1DT3H47M40S</meta:editing-duration>
    <meta:editing-cycles>7</meta:editing-cycles>
    <meta:generator>LibreOffice/7.0.3.1$Windows_X86_64 LibreOffice_project/d7547858d014d4cf69878db179d326fc3483e082</meta:generator>
    <meta:document-statistic meta:table-count="1" meta:cell-count="26" meta:object-count="0"/>
  </office:meta>
</office:document-meta>
</file>